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font-name="Liberation Serif" style:language-complex="hi" style:country-complex="IN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<text:a xlink:href="https://es.wikipedia.org/wiki/Orso_Ipato" xlink:type="simple">Orso Ipato</text:a> (c. <text:a xlink:href="https://es.wikipedia.org/wiki/727" xlink:type="simple">727</text:a> – c. <text:a xlink:href="https://es.wikipedia.org/wiki/737" xlink:type="simple">737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Domenico_Leone" xlink:type="simple">Domenico Leone</text:a> (c. <text:a xlink:href="https://es.wikipedia.org/wiki/737" xlink:type="simple">737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Felice_Cornicula" xlink:type="simple">Felice Cornicula</text:a> (c. <text:a xlink:href="https://es.wikipedia.org/wiki/738" xlink:type="simple">738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Teodato_Ipato" xlink:type="simple">Teodato Ipato</text:a> (c. <text:a xlink:href="https://es.wikipedia.org/wiki/739" xlink:type="simple">739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Gioviano_Ipato" xlink:type="simple">Gioviano Ipato</text:a> (c. <text:a xlink:href="https://es.wikipedia.org/wiki/740" xlink:type="simple">740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Giovanni_Fabriciaco" xlink:type="simple">Giovanni Fabriciaco</text:a> (c. <text:a xlink:href="https://es.wikipedia.org/wiki/741" xlink:type="simple">741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Teodato_Ipato" xlink:type="simple">Teodato Ipato</text:a> (c. <text:a xlink:href="https://es.wikipedia.org/wiki/742" xlink:type="simple">742</text:a>-<text:a xlink:href="https://es.wikipedia.org/wiki/755" xlink:type="simple">755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Galla_Gaulo" xlink:type="simple">Galla Gaulo</text:a> (<text:a xlink:href="https://es.wikipedia.org/wiki/755" xlink:type="simple">755</text:a>-<text:a xlink:href="https://es.wikipedia.org/wiki/756" xlink:type="simple">756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Domenico_Monegario" xlink:type="simple">Domenico Monegario</text:a> (<text:a xlink:href="https://es.wikipedia.org/wiki/756" xlink:type="simple">756</text:a>-<text:a xlink:href="https://es.wikipedia.org/wiki/764" xlink:type="simple">764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Maurizio_Galbaio" xlink:type="simple">Maurizio Galbaio</text:a> (<text:a xlink:href="https://es.wikipedia.org/wiki/764" xlink:type="simple">764</text:a>-<text:a xlink:href="https://es.wikipedia.org/wiki/787" xlink:type="simple">787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s.wikipedia.org/wiki/Giovanni_Galbaio" xlink:type="simple">Giovanni Galbaio</text:a> (<text:a xlink:href="https://es.wikipedia.org/wiki/787" xlink:type="simple">787</text:a>-<text:a xlink:href="https://es.wikipedia.org/wiki/804" xlink:type="simple">804</text:a>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s://es.wikipedia.org/wiki/Obelerio_Antenoreo" xlink:type="simple">Obelerio Antenoreo</text:a> (<text:a xlink:href="https://es.wikipedia.org/wiki/804" xlink:type="simple">804</text:a>-<text:a xlink:href="https://es.wikipedia.org/wiki/809" xlink:type="simple">809</text:a>)</text:p>
          </table:table-cell>
          <table:table-cell office:value-type="string" calcext:value-type="string">
            <text:p>804-811: <text:a xlink:href="https://it.wikipedia.org/wiki/Carola,_moglie_di_Obelerio" xlink:type="simple">Carola</text:a>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iki/Angelo_Participazio" xlink:type="simple">Angelo Participazio</text:a> (<text:a xlink:href="https://es.wikipedia.org/wiki/809" xlink:type="simple">809</text:a>-<text:a xlink:href="https://es.wikipedia.org/wiki/827" xlink:type="simple">827</text:a>)</text:p>
          </table:table-cell>
          <table:table-cell office:value-type="string" calcext:value-type="string">
            <text:p>811-827: <text:a xlink:href="https://it.wikipedia.org/wiki/Elena_(dogaressa)" xlink:type="simple">Elena</text:a>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iki/Giustiniano_Participazio" xlink:type="simple">Giustiniano Participazio</text:a> (<text:a xlink:href="https://es.wikipedia.org/wiki/827" xlink:type="simple">827</text:a>-<text:a xlink:href="https://es.wikipedia.org/wiki/829" xlink:type="simple">829</text:a>)</text:p>
          </table:table-cell>
          <table:table-cell office:value-type="string" calcext:value-type="string">
            <text:p>827-830: <text:a xlink:href="https://it.wikipedia.org/w/index.php?title=Felicita_(dogaressa)&amp;action=edit&amp;redlink=1" xlink:type="simple">Felicita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iki/Giovanni_I_Participazio" xlink:type="simple">Giovanni I Participazio</text:a> (<text:a xlink:href="https://es.wikipedia.org/wiki/829" xlink:type="simple">829</text:a>-<text:a xlink:href="https://es.wikipedia.org/wiki/837" xlink:type="simple">837</text:a>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a xlink:href="https://es.wikipedia.org/wiki/Pietro_Tradonico" xlink:type="simple">Pietro Tradonico</text:a> (<text:a xlink:href="https://es.wikipedia.org/wiki/837" xlink:type="simple">837</text:a>-<text:a xlink:href="https://es.wikipedia.org/wiki/864" xlink:type="simple">864</text:a>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a xlink:href="https://es.wikipedia.org/wiki/Orso_I_Participazio" xlink:type="simple">Orso I Participazio</text:a> (<text:a xlink:href="https://es.wikipedia.org/wiki/864" xlink:type="simple">864</text:a>-<text:a xlink:href="https://es.wikipedia.org/wiki/881" xlink:type="simple">881</text:a>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a xlink:href="https://es.wikipedia.org/wiki/Giovanni_II_Participazio" xlink:type="simple">Giovanni II Participazio</text:a> (<text:a xlink:href="https://es.wikipedia.org/wiki/881" xlink:type="simple">881</text:a>-<text:a xlink:href="https://es.wikipedia.org/wiki/887" xlink:type="simple">887</text:a>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a xlink:href="https://es.wikipedia.org/wiki/Pietro_I_Candiano" xlink:type="simple">Pietro I Candiano</text:a> (<text:a xlink:href="https://es.wikipedia.org/wiki/887" xlink:type="simple">887</text:a>)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<text:a xlink:href="https://es.wikipedia.org/wiki/Pietro_Tribuno" xlink:type="simple">Pietro Tribuno</text:a> (<text:a xlink:href="https://es.wikipedia.org/wiki/888" xlink:type="simple">888</text:a>-<text:a xlink:href="https://es.wikipedia.org/wiki/912" xlink:type="simple">912</text:a>)</text:p>
          </table:table-cell>
          <table:table-cell office:value-type="string" calcext:value-type="string">
            <text:p>888-912: <text:a xlink:href="https://it.wikipedia.org/w/index.php?title=Angela_Sanudo&amp;action=edit&amp;redlink=1" xlink:type="simple">Angela Sanudo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iki/Orso_II_Participazio" xlink:type="simple">Orso II Participazio</text:a> (<text:a xlink:href="https://es.wikipedia.org/wiki/912" xlink:type="simple">912</text:a>-<text:a xlink:href="https://es.wikipedia.org/wiki/932" xlink:type="simple">932</text:a>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a xlink:href="https://es.wikipedia.org/wiki/Pietro_II_Candiano" xlink:type="simple">Pietro II Candiano</text:a> (<text:a xlink:href="https://es.wikipedia.org/wiki/932" xlink:type="simple">932</text:a>-<text:a xlink:href="https://es.wikipedia.org/wiki/939" xlink:type="simple">939</text:a>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a xlink:href="https://es.wikipedia.org/wiki/Pietro_Participazio" xlink:type="simple">Pietro Participazio</text:a> (<text:a xlink:href="https://es.wikipedia.org/wiki/939" xlink:type="simple">939</text:a>-<text:a xlink:href="https://es.wikipedia.org/wiki/942" xlink:type="simple">942</text:a>)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<text:a xlink:href="https://es.wikipedia.org/wiki/Pietro_III_Candiano" xlink:type="simple">Pietro III Candiano</text:a> (<text:a xlink:href="https://es.wikipedia.org/wiki/942" xlink:type="simple">942</text:a>-<text:a xlink:href="https://es.wikipedia.org/wiki/959" xlink:type="simple">959</text:a>)</text:p>
          </table:table-cell>
          <table:table-cell office:value-type="string" calcext:value-type="string">
            <text:p>942-959: <text:a xlink:href="https://it.wikipedia.org/w/index.php?title=Arcielda_Candiano&amp;action=edit&amp;redlink=1" xlink:type="simple">Arcielda Candiano</text:a>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iki/Pietro_IV_Candiano" xlink:type="simple">Pietro IV Candiano</text:a> (<text:a xlink:href="https://es.wikipedia.org/wiki/959" xlink:type="simple">959</text:a>-<text:a xlink:href="https://es.wikipedia.org/wiki/976" xlink:type="simple">976</text:a>)</text:p>
          </table:table-cell>
          <table:table-cell office:value-type="string" calcext:value-type="string">
            <text:p>959-966: <text:a xlink:href="https://it.wikipedia.org/wiki/Giovanniccia_Candiano" xlink:type="simple">Giovanniccia Candiano</text:a></text:p>
          </table:table-cell>
          <table:table-cell table:style-name="ce1"/>
        </table:table-row>
        <table:table-row table:style-name="ro2">
          <table:table-cell office:value-type="string" calcext:value-type="string">
            <text:p><text:a xlink:href="https://es.wikipedia.org/wiki/Pietro_IV_Candiano" xlink:type="simple">Pietro IV Candiano</text:a> (<text:a xlink:href="https://es.wikipedia.org/wiki/959" xlink:type="simple">959</text:a>-<text:a xlink:href="https://es.wikipedia.org/wiki/976" xlink:type="simple">976</text:a>)</text:p>
          </table:table-cell>
          <table:table-cell office:value-type="string" calcext:value-type="string">
            <text:p>966-976: <text:a xlink:href="https://it.wikipedia.org/wiki/Waldrada_di_Toscana" xlink:type="simple">Waldrada di Toscana</text:a>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iki/Pedro_Orseolo" xlink:type="simple">Pietro I Orseolo</text:a> (<text:a xlink:href="https://es.wikipedia.org/wiki/976" xlink:type="simple">976</text:a>-<text:a xlink:href="https://es.wikipedia.org/wiki/978" xlink:type="simple">978</text:a>)</text:p>
          </table:table-cell>
          <table:table-cell office:value-type="string" calcext:value-type="string">
            <text:p>976-978: <text:a xlink:href="https://it.wikipedia.org/wiki/Felicia_Malipiero" xlink:type="simple">Felicia Malipiero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iki/Vitale_Candiano" xlink:type="simple">Vitale Candiano</text:a> (<text:a xlink:href="https://es.wikipedia.org/wiki/978" xlink:type="simple">978</text:a>-<text:a xlink:href="https://es.wikipedia.org/wiki/979" xlink:type="simple">979</text:a>)</text:p>
          </table:table-cell>
          <table:table-cell table:style-name="Default"/>
          <table:table-cell/>
        </table:table-row>
        <table:table-row table:style-name="ro3">
          <table:table-cell office:value-type="string" calcext:value-type="string">
            <text:p><text:a xlink:href="https://es.wikipedia.org/wiki/Tribuno_Memmo" xlink:type="simple">Tribuno Memmo</text:a> (<text:a xlink:href="https://es.wikipedia.org/wiki/979" xlink:type="simple">979</text:a>-<text:a xlink:href="https://es.wikipedia.org/wiki/991" xlink:type="simple">991</text:a>)</text:p>
          </table:table-cell>
          <table:table-cell office:value-type="string" calcext:value-type="string">
            <text:p>979-991: Marina Candiano</text:p>
          </table:table-cell>
          <table:table-cell/>
        </table:table-row>
        <table:table-row table:style-name="ro3">
          <table:table-cell office:value-type="string" calcext:value-type="string">
            <text:p><text:a xlink:href="https://es.wikipedia.org/wiki/Pietro_II_Orseolo" xlink:type="simple">Pietro II Orseolo</text:a> (<text:a xlink:href="https://es.wikipedia.org/wiki/991" xlink:type="simple">991</text:a>-<text:a xlink:href="https://es.wikipedia.org/wiki/1009" xlink:type="simple">1009</text:a>)</text:p>
          </table:table-cell>
          <table:table-cell office:value-type="string" calcext:value-type="string">
            <text:p>991-1009: Maria Candiano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iki/Ottone_Orseolo" xlink:type="simple">Ottone Orseolo</text:a> (<text:a xlink:href="https://es.wikipedia.org/wiki/1009" xlink:type="simple">1009</text:a>-<text:a xlink:href="https://es.wikipedia.org/wiki/1026" xlink:type="simple">1026</text:a>)</text:p>
          </table:table-cell>
          <table:table-cell office:value-type="string" calcext:value-type="string">
            <text:p>1009-1026: <text:a xlink:href="https://it.wikipedia.org/wiki/Grimelda_d%27Ungheria" xlink:type="simple">Grimelda d'Ungheria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iki/Pietro_Barbolano" xlink:type="simple">Pietro Barbolano</text:a> (<text:a xlink:href="https://es.wikipedia.org/wiki/1026" xlink:type="simple">1026</text:a>-<text:a xlink:href="https://es.wikipedia.org/wiki/1032" xlink:type="simple">1032</text:a>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a xlink:href="https://es.wikipedia.org/wiki/Domenico_Flabanico" xlink:type="simple">Domenico Flabanico</text:a> (<text:a xlink:href="https://es.wikipedia.org/wiki/1032" xlink:type="simple">1032</text:a>-<text:a xlink:href="https://es.wikipedia.org/wiki/1041" xlink:type="simple">1041</text:a>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a xlink:href="https://es.wikipedia.org/wiki/Domenico_I_Contarini" xlink:type="simple">Domenico I Contarini</text:a> (<text:a xlink:href="https://es.wikipedia.org/wiki/1041" xlink:type="simple">1041</text:a>-<text:a xlink:href="https://es.wikipedia.org/wiki/1071" xlink:type="simple">1071</text:a>)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<text:a xlink:href="https://es.wikipedia.org/wiki/Domenico_Selvo" xlink:type="simple">Domenico Selvo</text:a> (<text:a xlink:href="https://es.wikipedia.org/wiki/1071" xlink:type="simple">1071</text:a>-<text:a xlink:href="https://es.wikipedia.org/wiki/1084" xlink:type="simple">1084</text:a>)</text:p>
          </table:table-cell>
          <table:table-cell office:value-type="string" calcext:value-type="string">
            <text:p>1075-1083: <text:a xlink:href="https://it.wikipedia.org/wiki/Theodora_Anna_Doukaina_Selvo" xlink:type="simple">Theodora Anna Doukaina Selvo</text:a></text:p>
          </table:table-cell>
          <table:table-cell/>
        </table:table-row>
        <table:table-row table:style-name="ro3">
          <table:table-cell office:value-type="string" calcext:value-type="string">
            <text:p><text:a xlink:href="https://es.wikipedia.org/w/index.php?title=Vital_Faliero_de%27_Doni&amp;action=edit&amp;redlink=1" xlink:type="simple">Vital Faliero de' Doni</text:a> (<text:a xlink:href="https://es.wikipedia.org/wiki/1084" xlink:type="simple">1084</text:a>-<text:a xlink:href="https://es.wikipedia.org/wiki/1096" xlink:type="simple">1096</text:a>)</text:p>
          </table:table-cell>
          <table:table-cell office:value-type="string" calcext:value-type="string">
            <text:p>1084-1096: Cornella Bembo</text:p>
          </table:table-cell>
          <table:table-cell/>
        </table:table-row>
        <table:table-row table:style-name="ro3">
          <table:table-cell office:value-type="string" calcext:value-type="string">
            <text:p><text:a xlink:href="https://es.wikipedia.org/w/index.php?title=Vital_I_Michele&amp;action=edit&amp;redlink=1" xlink:type="simple">Vital I Michele</text:a> (<text:a xlink:href="https://es.wikipedia.org/wiki/1096" xlink:type="simple">1096</text:a>-<text:a xlink:href="https://es.wikipedia.org/wiki/1102" xlink:type="simple">1102</text:a>)</text:p>
          </table:table-cell>
          <table:table-cell office:value-type="string" calcext:value-type="string">
            <text:p>1096-1102: <text:a xlink:href="https://it.wikipedia.org/w/index.php?title=Felicia_Cornaro&amp;action=edit&amp;redlink=1" xlink:type="simple">Felicia Cornaro</text:a> (o Corner)</text:p>
          </table:table-cell>
          <table:table-cell/>
        </table:table-row>
        <table:table-row table:style-name="ro3">
          <table:table-cell office:value-type="string" calcext:value-type="string">
            <text:p><text:a xlink:href="https://es.wikipedia.org/w/index.php?title=Ordelafo_Faliero&amp;action=edit&amp;redlink=1" xlink:type="simple">Ordelafo Faliero</text:a> (<text:a xlink:href="https://es.wikipedia.org/wiki/1102" xlink:type="simple">1102</text:a>-<text:a xlink:href="https://es.wikipedia.org/wiki/1117" xlink:type="simple">1117</text:a>)</text:p>
          </table:table-cell>
          <table:table-cell office:value-type="string" calcext:value-type="string">
            <text:p>1102-1116: <text:a xlink:href="https://it.wikipedia.org/w/index.php?title=Matelda_Faliero&amp;action=edit&amp;redlink=1" xlink:type="simple">Matelda Faliero</text:a> (o Falier)</text:p>
          </table:table-cell>
          <table:table-cell/>
        </table:table-row>
        <table:table-row table:style-name="ro3">
          <table:table-cell office:value-type="string" calcext:value-type="string">
            <text:p><text:a xlink:href="https://es.wikipedia.org/w/index.php?title=Domenico_Michele&amp;action=edit&amp;redlink=1" xlink:type="simple">Domenico Michele</text:a> (<text:a xlink:href="https://es.wikipedia.org/wiki/1117" xlink:type="simple">1117</text:a>-<text:a xlink:href="https://es.wikipedia.org/wiki/1130" xlink:type="simple">1130</text:a>)</text:p>
          </table:table-cell>
          <table:table-cell office:value-type="string" calcext:value-type="string">
            <text:p>1116-1130: <text:a xlink:href="https://it.wikipedia.org/w/index.php?title=Alicia_Michele&amp;action=edit&amp;redlink=1" xlink:type="simple">Alicia Michele</text:a> (o Michiel)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/index.php?title=Domenico_Morosini&amp;action=edit&amp;redlink=1" xlink:type="simple">Domenico Morosini</text:a> (<text:a xlink:href="https://es.wikipedia.org/wiki/1148" xlink:type="simple">1148</text:a>-<text:a xlink:href="https://es.wikipedia.org/wiki/1156" xlink:type="simple">1156</text:a>)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<text:a xlink:href="https://es.wikipedia.org/w/index.php?title=Vital_II_Michele&amp;action=edit&amp;redlink=1" xlink:type="simple">Vital II Michele</text:a> (<text:a xlink:href="https://es.wikipedia.org/wiki/1156" xlink:type="simple">1156</text:a>-<text:a xlink:href="https://es.wikipedia.org/wiki/1172" xlink:type="simple">1172</text:a>)</text:p>
          </table:table-cell>
          <table:table-cell office:value-type="string" calcext:value-type="string">
            <text:p>1156-1172: <text:a xlink:href="https://it.wikipedia.org/w/index.php?title=Felicita_Maria_di_Boemodo&amp;action=edit&amp;redlink=1" xlink:type="simple">Felicita Maria di Boemodo</text:a>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/index.php?title=Sebastian_Ziani&amp;action=edit&amp;redlink=1" xlink:type="simple">Sebastian Ziani</text:a> (<text:a xlink:href="https://es.wikipedia.org/wiki/1172" xlink:type="simple">1172</text:a>-<text:a xlink:href="https://es.wikipedia.org/wiki/1178" xlink:type="simple">1178</text:a>)</text:p>
          </table:table-cell>
          <table:table-cell office:value-type="string" calcext:value-type="string">
            <text:p>1172-1178: Cecilia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/index.php?title=Orio_Mastropiero&amp;action=edit&amp;redlink=1" xlink:type="simple">Orio Mastropiero</text:a> (<text:a xlink:href="https://es.wikipedia.org/wiki/1178" xlink:type="simple">1178</text:a>-<text:a xlink:href="https://es.wikipedia.org/wiki/1192" xlink:type="simple">1192</text:a>)</text:p>
          </table:table-cell>
          <table:table-cell table:style-name="Default"/>
          <table:table-cell/>
        </table:table-row>
        <table:table-row table:style-name="ro3">
          <table:table-cell office:value-type="string" calcext:value-type="string">
            <text:p><text:a xlink:href="https://es.wikipedia.org/wiki/Enrico_Dandolo" xlink:type="simple">Enrico Dandolo</text:a> (<text:a xlink:href="https://es.wikipedia.org/wiki/1192" xlink:type="simple">1192</text:a>-<text:a xlink:href="https://es.wikipedia.org/wiki/1205" xlink:type="simple">1205</text:a>)</text:p>
          </table:table-cell>
          <table:table-cell office:value-type="string" calcext:value-type="string">
            <text:p>1192-1205: Felicita Bembo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/index.php?title=Pietro_Ziani&amp;action=edit&amp;redlink=1" xlink:type="simple">Pietro Ziani</text:a> (<text:a xlink:href="https://es.wikipedia.org/wiki/1205" xlink:type="simple">1205</text:a>-<text:a xlink:href="https://es.wikipedia.org/wiki/1229" xlink:type="simple">1229</text:a>)</text:p>
          </table:table-cell>
          <table:table-cell office:value-type="string" calcext:value-type="string">
            <text:p>1205-1229: <text:a xlink:href="https://it.wikipedia.org/w/index.php?title=Costanza_di_Sicilia_(dogaressa)&amp;action=edit&amp;redlink=1" xlink:type="simple">Costanza di Sicilia</text:a>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iki/Jacopo_Tiepolo" xlink:type="simple">Jacopo Tiepolo</text:a> (<text:a xlink:href="https://es.wikipedia.org/wiki/1229" xlink:type="simple">1229</text:a>-<text:a xlink:href="https://es.wikipedia.org/wiki/1249" xlink:type="simple">1249</text:a>)</text:p>
          </table:table-cell>
          <table:table-cell office:value-type="string" calcext:value-type="string">
            <text:p>1229-1240: Maria Storlato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iki/Jacopo_Tiepolo" xlink:type="simple">Jacopo Tiepolo</text:a> (<text:a xlink:href="https://es.wikipedia.org/wiki/1229" xlink:type="simple">1229</text:a>-<text:a xlink:href="https://es.wikipedia.org/wiki/1249" xlink:type="simple">1249</text:a>)</text:p>
          </table:table-cell>
          <table:table-cell office:value-type="string" calcext:value-type="string">
            <text:p>1242-1249: <text:a xlink:href="https://it.wikipedia.org/w/index.php?title=Valdrada_di_Sicilia&amp;action=edit&amp;redlink=1" xlink:type="simple">Valdrada di Sicilia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/index.php?title=Marino_Morosini&amp;action=edit&amp;redlink=1" xlink:type="simple">Marino Morosini</text:a> (<text:a xlink:href="https://es.wikipedia.org/wiki/1249" xlink:type="simple">1249</text:a>-<text:a xlink:href="https://es.wikipedia.org/wiki/1252" xlink:type="simple">1252</text:a>)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<text:a xlink:href="https://es.wikipedia.org/w/index.php?title=Reniero_Zeno&amp;action=edit&amp;redlink=1" xlink:type="simple">Reniero Zeno</text:a> (<text:a xlink:href="https://es.wikipedia.org/wiki/1252" xlink:type="simple">1252</text:a>-<text:a xlink:href="https://es.wikipedia.org/wiki/1268" xlink:type="simple">1268</text:a>)</text:p>
          </table:table-cell>
          <table:table-cell office:value-type="string" calcext:value-type="string">
            <text:p>1252-1268: <text:a xlink:href="https://it.wikipedia.org/w/index.php?title=Loicia_da_Prata&amp;action=edit&amp;redlink=1" xlink:type="simple">Loicia da Prata</text:a>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/index.php?title=Lorenzo_Tiepolo_(dux)&amp;action=edit&amp;redlink=1" xlink:type="simple">Lorenzo Tiepolo</text:a> (<text:a xlink:href="https://es.wikipedia.org/wiki/1268" xlink:type="simple">1268</text:a>-<text:a xlink:href="https://es.wikipedia.org/wiki/1275" xlink:type="simple">1275</text:a>)</text:p>
          </table:table-cell>
          <table:table-cell office:value-type="string" calcext:value-type="string">
            <text:p>1268-1275: Agnese Ghisi</text:p>
          </table:table-cell>
          <table:table-cell/>
        </table:table-row>
        <table:table-row table:style-name="ro3">
          <table:table-cell office:value-type="string" calcext:value-type="string">
            <text:p><text:span text:style-name="T1"><text:a xlink:href="https://es.wikipedia.org/w/index.php?title=Lorenzo_Tiepolo_(dux)&amp;action=edit&amp;redlink=1" xlink:type="simple">Lorenzo Tiepolo</text:a></text:span><text:span text:style-name="T1"> (</text:span><text:span text:style-name="T1"><text:a xlink:href="https://es.wikipedia.org/wiki/1268" xlink:type="simple">1268</text:a></text:span><text:span text:style-name="T1">-</text:span><text:span text:style-name="T1"><text:a xlink:href="https://es.wikipedia.org/wiki/1275" xlink:type="simple">1275</text:a></text:span><text:span text:style-name="T1">)</text:span></text:p>
          </table:table-cell>
          <table:table-cell office:value-type="string" calcext:value-type="string">
            <text:p>1272-1275: Marchesina di Brienne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/index.php?title=Jacopo_Contarini&amp;action=edit&amp;redlink=1" xlink:type="simple">Jacopo Contarini</text:a> (<text:a xlink:href="https://es.wikipedia.org/wiki/1275" xlink:type="simple">1275</text:a>-<text:a xlink:href="https://es.wikipedia.org/wiki/1280" xlink:type="simple">1280</text:a>)</text:p>
          </table:table-cell>
          <table:table-cell office:value-type="string" calcext:value-type="string">
            <text:p>1275-1280: Jacobina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iki/Giovanni_Dandolo" xlink:type="simple">Giovanni Dandolo</text:a> (<text:a xlink:href="https://es.wikipedia.org/wiki/1280" xlink:type="simple">1280</text:a>-<text:a xlink:href="https://es.wikipedia.org/wiki/1289" xlink:type="simple">1289</text:a>)</text:p>
          </table:table-cell>
          <table:table-cell office:value-type="string" calcext:value-type="string">
            <text:p>1280-1289: Caterina</text:p>
          </table:table-cell>
          <table:table-cell/>
        </table:table-row>
        <table:table-row table:style-name="ro3">
          <table:table-cell office:value-type="string" calcext:value-type="string">
            <text:p><text:a xlink:href="https://es.wikipedia.org/w/index.php?title=Pietro_Gradenigo&amp;action=edit&amp;redlink=1" xlink:type="simple">Pietro Gradenigo</text:a> (<text:a xlink:href="https://es.wikipedia.org/wiki/1289" xlink:type="simple">1289</text:a>-<text:a xlink:href="https://es.wikipedia.org/wiki/1311" xlink:type="simple">1311</text:a>)</text:p>
          </table:table-cell>
          <table:table-cell office:value-type="string" calcext:value-type="string">
            <text:p>1289-1310: Tommasina Morosini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/index.php?title=Marino_Zorzi&amp;action=edit&amp;redlink=1" xlink:type="simple">Marino Zorzi</text:a> (<text:a xlink:href="https://es.wikipedia.org/wiki/1311" xlink:type="simple">1311</text:a>-<text:a xlink:href="https://es.wikipedia.org/wiki/1312" xlink:type="simple">1312</text:a>)</text:p>
          </table:table-cell>
          <table:table-cell office:value-type="string" calcext:value-type="string">
            <text:p>1310-1312: Agnese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iki/Giovanni_Soranzo" xlink:type="simple">Giovanni Soranzo</text:a> (<text:a xlink:href="https://es.wikipedia.org/wiki/1312" xlink:type="simple">1312</text:a>-<text:a xlink:href="https://es.wikipedia.org/wiki/1328" xlink:type="simple">1328</text:a>)</text:p>
          </table:table-cell>
          <table:table-cell office:value-type="string" calcext:value-type="string">
            <text:p>1312-1329: Franchesina</text:p>
          </table:table-cell>
          <table:table-cell/>
        </table:table-row>
        <table:table-row table:style-name="ro3">
          <table:table-cell office:value-type="string" calcext:value-type="string">
            <text:p><text:a xlink:href="https://es.wikipedia.org/w/index.php?title=Francesco_Dandolo&amp;action=edit&amp;redlink=1" xlink:type="simple">Francesco Dandolo</text:a> (<text:a xlink:href="https://es.wikipedia.org/wiki/1328" xlink:type="simple">1328</text:a>-<text:a xlink:href="https://es.wikipedia.org/wiki/1339" xlink:type="simple">1339</text:a>)</text:p>
          </table:table-cell>
          <table:table-cell office:value-type="string" calcext:value-type="string">
            <text:p>1329-1339: Elisabetta Contarini</text:p>
          </table:table-cell>
          <table:table-cell/>
        </table:table-row>
        <table:table-row table:style-name="ro3">
          <table:table-cell office:value-type="string" calcext:value-type="string">
            <text:p><text:a xlink:href="https://es.wikipedia.org/w/index.php?title=Bartolomeo_Gradenigo&amp;action=edit&amp;redlink=1" xlink:type="simple">Bartolomeo Gradenigo</text:a> (<text:a xlink:href="https://es.wikipedia.org/wiki/1339" xlink:type="simple">1339</text:a>-<text:a xlink:href="https://es.wikipedia.org/wiki/1342" xlink:type="simple">1342</text:a>)</text:p>
          </table:table-cell>
          <table:table-cell office:value-type="string" calcext:value-type="string">
            <text:p>1339-1342: Giustina Cappello</text:p>
          </table:table-cell>
          <table:table-cell/>
        </table:table-row>
        <table:table-row table:style-name="ro3">
          <table:table-cell office:value-type="string" calcext:value-type="string">
            <text:p><text:a xlink:href="https://es.wikipedia.org/wiki/Andrea_Dandolo" xlink:type="simple">Andrea Dandolo</text:a> (<text:a xlink:href="https://es.wikipedia.org/wiki/1342" xlink:type="simple">1342</text:a>-<text:a xlink:href="https://es.wikipedia.org/wiki/1354" xlink:type="simple">1354</text:a>)</text:p>
          </table:table-cell>
          <table:table-cell office:value-type="string" calcext:value-type="string">
            <text:p>1342-1354: Francesca Morosini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iki/Marino_Faliero" xlink:type="simple">Marino Faliero</text:a> (<text:a xlink:href="https://es.wikipedia.org/wiki/1354" xlink:type="simple">1354</text:a>-<text:a xlink:href="https://es.wikipedia.org/wiki/1355" xlink:type="simple">1355</text:a>)</text:p>
          </table:table-cell>
          <table:table-cell office:value-type="string" calcext:value-type="string">
            <text:p>1354-1355: <text:a xlink:href="https://it.wikipedia.org/w/index.php?title=Aluycia_Gradenigo&amp;action=edit&amp;redlink=1" xlink:type="simple">Aluycia Gradenigo</text:a></text:p>
          </table:table-cell>
          <table:table-cell/>
        </table:table-row>
        <table:table-row table:style-name="ro3">
          <table:table-cell office:value-type="string" calcext:value-type="string">
            <text:p><text:a xlink:href="https://es.wikipedia.org/w/index.php?title=Giovanni_Gradenigo&amp;action=edit&amp;redlink=1" xlink:type="simple">Giovanni Gradenigo</text:a> (<text:a xlink:href="https://es.wikipedia.org/wiki/1355" xlink:type="simple">1355</text:a>-<text:a xlink:href="https://es.wikipedia.org/wiki/1356" xlink:type="simple">1356</text:a>)</text:p>
          </table:table-cell>
          <table:table-cell office:value-type="string" calcext:value-type="string">
            <text:p>1355-1356: Marina Cappello</text:p>
          </table:table-cell>
          <table:table-cell/>
        </table:table-row>
        <table:table-row table:style-name="ro3">
          <table:table-cell office:value-type="string" calcext:value-type="string">
            <text:p><text:a xlink:href="https://es.wikipedia.org/wiki/Giovanni_Dolfin" xlink:type="simple">Giovanni Dolfin</text:a> (<text:a xlink:href="https://es.wikipedia.org/wiki/1356" xlink:type="simple">1356</text:a>-<text:a xlink:href="https://es.wikipedia.org/wiki/1361" xlink:type="simple">1361</text:a>)</text:p>
          </table:table-cell>
          <table:table-cell office:value-type="string" calcext:value-type="string">
            <text:p>1361-1365: Marchesina Ghisi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/index.php?title=Lorenzo_Celsi&amp;action=edit&amp;redlink=1" xlink:type="simple">Lorenzo Celsi</text:a> (<text:a xlink:href="https://es.wikipedia.org/wiki/1361" xlink:type="simple">1361</text:a>-<text:a xlink:href="https://es.wikipedia.org/wiki/1365" xlink:type="simple">1365</text:a>)</text:p>
          </table:table-cell>
          <table:table-cell table:style-name="Default"/>
          <table:table-cell/>
        </table:table-row>
        <table:table-row table:style-name="ro3">
          <table:table-cell office:value-type="string" calcext:value-type="string">
            <text:p><text:a xlink:href="https://es.wikipedia.org/w/index.php?title=Marco_Cornaro&amp;action=edit&amp;redlink=1" xlink:type="simple">Marco Cornaro</text:a> (<text:a xlink:href="https://es.wikipedia.org/wiki/1365" xlink:type="simple">1365</text:a>-<text:a xlink:href="https://es.wikipedia.org/wiki/1367" xlink:type="simple">1367</text:a>)</text:p>
          </table:table-cell>
          <table:table-cell office:value-type="string" calcext:value-type="string">
            <text:p>1365-1367: <text:a xlink:href="https://it.wikipedia.org/w/index.php?title=Caterina_Cornaro_(dogaressa)&amp;action=edit&amp;redlink=1" xlink:type="simple">Caterina Cornaro</text:a> (o Corner)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iki/Andrea_Contarini" xlink:type="simple">Andrea Contarini</text:a> (<text:a xlink:href="https://es.wikipedia.org/wiki/1367" xlink:type="simple">1367</text:a>-<text:a xlink:href="https://es.wikipedia.org/wiki/1382" xlink:type="simple">1382</text:a>)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a xlink:href="https://es.wikipedia.org/w/index.php?title=Michele_Morosini&amp;action=edit&amp;redlink=1" xlink:type="simple">Michele Morosini</text:a> (<text:a xlink:href="https://es.wikipedia.org/wiki/1382" xlink:type="simple">1382</text:a>-<text:a xlink:href="https://es.wikipedia.org/wiki/1382" xlink:type="simple">1382</text:a>)</text:p>
          </table:table-cell>
          <table:table-cell office:value-type="string" calcext:value-type="string">
            <text:p>1382-1382: Cristina Condulmiero (o Condulmer)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/index.php?title=Antonio_Venier&amp;action=edit&amp;redlink=1" xlink:type="simple">Antonio Venier</text:a> (<text:a xlink:href="https://es.wikipedia.org/wiki/1382" xlink:type="simple">1382</text:a>-<text:a xlink:href="https://es.wikipedia.org/wiki/1400" xlink:type="simple">1400</text:a>)</text:p>
          </table:table-cell>
          <table:table-cell office:value-type="string" calcext:value-type="string">
            <text:p>1382-1400: Agnese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/index.php?title=Michele_Steno&amp;action=edit&amp;redlink=1" xlink:type="simple">Michele Steno</text:a> (<text:a xlink:href="https://es.wikipedia.org/wiki/1400" xlink:type="simple">1400</text:a>-<text:a xlink:href="https://es.wikipedia.org/wiki/1413" xlink:type="simple">1413</text:a>)</text:p>
          </table:table-cell>
          <table:table-cell office:value-type="string" calcext:value-type="string">
            <text:p>1400-1413: <text:a xlink:href="https://it.wikipedia.org/w/index.php?title=Marina_Galina&amp;action=edit&amp;redlink=1" xlink:type="simple">Marina Galina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/index.php?title=Tommaso_Mocenigo&amp;action=edit&amp;redlink=1" xlink:type="simple">Tommaso Mocenigo</text:a> (<text:a xlink:href="https://es.wikipedia.org/wiki/1413" xlink:type="simple">1413</text:a>-<text:a xlink:href="https://es.wikipedia.org/wiki/1423" xlink:type="simple">1423</text:a>)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<text:a xlink:href="https://es.wikipedia.org/wiki/Francesco_Foscari" xlink:type="simple">Francesco Foscari</text:a> (<text:a xlink:href="https://es.wikipedia.org/wiki/1423" xlink:type="simple">1423</text:a>-<text:a xlink:href="https://es.wikipedia.org/wiki/1457" xlink:type="simple">1457</text:a>) - forzado a abdicar por el <text:a xlink:href="https://es.wikipedia.org/wiki/Consejo_de_los_Diez" xlink:type="simple">Consejo de los Diez</text:a></text:p>
          </table:table-cell>
          <table:table-cell office:value-type="string" calcext:value-type="string">
            <text:p>1423-1457: <text:a xlink:href="https://it.wikipedia.org/w/index.php?title=Marina_Nani_(dogaressa)&amp;action=edit&amp;redlink=1" xlink:type="simple">Marina Nani</text:a>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/index.php?title=Pasqual_Malipiero&amp;action=edit&amp;redlink=1" xlink:type="simple">Pasqual Malipiero</text:a> (<text:a xlink:href="https://es.wikipedia.org/wiki/1457" xlink:type="simple">1457</text:a>-<text:a xlink:href="https://es.wikipedia.org/wiki/1462" xlink:type="simple">1462</text:a>)</text:p>
          </table:table-cell>
          <table:table-cell office:value-type="string" calcext:value-type="string">
            <text:p>1457-1462: <text:a xlink:href="https://it.wikipedia.org/w/index.php?title=Giovanna_Dandolo_(dogaressa)&amp;action=edit&amp;redlink=1" xlink:type="simple">Giovanna Dandolo</text:a>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iki/Cristoforo_Moro" xlink:type="simple">Cristoforo Moro</text:a> (<text:a xlink:href="https://es.wikipedia.org/wiki/1462" xlink:type="simple">1462</text:a>-<text:a xlink:href="https://es.wikipedia.org/wiki/1466" xlink:type="simple">1466</text:a>)</text:p>
          </table:table-cell>
          <table:table-cell office:value-type="string" calcext:value-type="string">
            <text:p>1462-1471: <text:a xlink:href="https://it.wikipedia.org/w/index.php?title=Cristina_Sanudo&amp;action=edit&amp;redlink=1" xlink:type="simple">Cristina Sanudo</text:a>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/index.php?title=Nicolo_Tron&amp;action=edit&amp;redlink=1" xlink:type="simple">Nicolo Tron</text:a> (<text:a xlink:href="https://es.wikipedia.org/wiki/1466" xlink:type="simple">1466</text:a>-<text:a xlink:href="https://es.wikipedia.org/wiki/1473" xlink:type="simple">1473</text:a>)</text:p>
          </table:table-cell>
          <table:table-cell office:value-type="string" calcext:value-type="string">
            <text:p>1471-1472: <text:a xlink:href="https://it.wikipedia.org/w/index.php?title=Aliodea_Morosini&amp;action=edit&amp;redlink=1" xlink:type="simple">Aliodea Morosini</text:a></text:p>
          </table:table-cell>
          <table:table-cell/>
        </table:table-row>
        <table:table-row table:style-name="ro4">
          <table:table-cell office:value-type="string" calcext:value-type="string">
            <text:p><text:a xlink:href="https://es.wikipedia.org/w/index.php?title=Nicolo_Marcello&amp;action=edit&amp;redlink=1" xlink:type="simple">Nicolo Marcello</text:a> (<text:a xlink:href="https://es.wikipedia.org/wiki/1473" xlink:type="simple">1473</text:a>-<text:a xlink:href="https://es.wikipedia.org/wiki/1474" xlink:type="simple">1474</text:a>)</text:p>
          </table:table-cell>
          <table:table-cell office:value-type="string" calcext:value-type="string">
            <text:p>1473-1474: Contarina Contarini Morosini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iki/Pietro_Mocenigo" xlink:type="simple">Pietro Mocenigo</text:a> (<text:a xlink:href="https://es.wikipedia.org/wiki/1474" xlink:type="simple">1474</text:a>-<text:a xlink:href="https://es.wikipedia.org/wiki/1476" xlink:type="simple">1476</text:a>)</text:p>
          </table:table-cell>
          <table:table-cell office:value-type="string" calcext:value-type="string">
            <text:p>1474-1476: Laura Zorzi</text:p>
          </table:table-cell>
          <table:table-cell/>
        </table:table-row>
        <table:table-row table:style-name="ro4">
          <table:table-cell office:value-type="string" calcext:value-type="string">
            <text:p><text:a xlink:href="https://es.wikipedia.org/w/index.php?title=Andrea_Vendramin&amp;action=edit&amp;redlink=1" xlink:type="simple">Andrea Vendramin</text:a> (<text:a xlink:href="https://es.wikipedia.org/wiki/1476" xlink:type="simple">1476</text:a>-<text:a xlink:href="https://es.wikipedia.org/wiki/1478" xlink:type="simple">1478</text:a>)</text:p>
          </table:table-cell>
          <table:table-cell office:value-type="string" calcext:value-type="string">
            <text:p>1476-1478: Regina Gradenico (o Gradenigo)</text:p>
          </table:table-cell>
          <table:table-cell/>
        </table:table-row>
        <table:table-row table:style-name="ro3">
          <table:table-cell office:value-type="string" calcext:value-type="string">
            <text:p><text:a xlink:href="https://es.wikipedia.org/wiki/Giovanni_Mocenigo" xlink:type="simple">Giovanni Mocenigo</text:a> (<text:a xlink:href="https://es.wikipedia.org/wiki/1478" xlink:type="simple">1478</text:a>-<text:a xlink:href="https://es.wikipedia.org/wiki/1485" xlink:type="simple">1485</text:a>)</text:p>
          </table:table-cell>
          <table:table-cell office:value-type="string" calcext:value-type="string">
            <text:p>1478-1485: Taddea Michiel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iki/Marco_Barbarigo" xlink:type="simple">Marco Barbarigo</text:a> (<text:a xlink:href="https://es.wikipedia.org/wiki/1485" xlink:type="simple">1485</text:a>-<text:a xlink:href="https://es.wikipedia.org/wiki/1486" xlink:type="simple">1486</text:a>)</text:p>
          </table:table-cell>
          <table:table-cell office:value-type="string" calcext:value-type="string">
            <text:p>1485-1486: Lucia Ruzzini</text:p>
          </table:table-cell>
          <table:table-cell/>
        </table:table-row>
        <table:table-row table:style-name="ro3">
          <table:table-cell office:value-type="string" calcext:value-type="string">
            <text:p><text:a xlink:href="https://es.wikipedia.org/wiki/Agostino_Barbarigo" xlink:type="simple">Agostino Barbarigo</text:a> (<text:a xlink:href="https://es.wikipedia.org/wiki/1486" xlink:type="simple">1486</text:a>-<text:a xlink:href="https://es.wikipedia.org/wiki/1501" xlink:type="simple">1501</text:a>)</text:p>
          </table:table-cell>
          <table:table-cell office:value-type="string" calcext:value-type="string">
            <text:p>1486-1501: Elisabetta Soranzo</text:p>
          </table:table-cell>
          <table:table-cell/>
        </table:table-row>
        <table:table-row table:style-name="ro3">
          <table:table-cell office:value-type="string" calcext:value-type="string">
            <text:p><text:a xlink:href="https://es.wikipedia.org/wiki/Leonardo_Loredan" xlink:type="simple">Leonardo Loredan</text:a> (<text:a xlink:href="https://es.wikipedia.org/wiki/1501" xlink:type="simple">1501</text:a>-<text:a xlink:href="https://es.wikipedia.org/wiki/1521" xlink:type="simple">1521</text:a>)</text:p>
          </table:table-cell>
          <table:table-cell office:value-type="string" calcext:value-type="string">
            <text:p>1501-1521: Giustina Giustiniani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iki/Antonio_Grimani" xlink:type="simple">Antonio Grimani</text:a> (<text:a xlink:href="https://es.wikipedia.org/wiki/1521" xlink:type="simple">1521</text:a>-<text:a xlink:href="https://es.wikipedia.org/wiki/1523" xlink:type="simple">1523</text:a>)</text:p>
          </table:table-cell>
          <table:table-cell office:value-type="string" calcext:value-type="string">
            <text:p>1521-1523: <text:a xlink:href="https://it.wikipedia.org/w/index.php?title=Caterina_Loredan&amp;action=edit&amp;redlink=1" xlink:type="simple">Caterina Loredan</text:a></text:p>
          </table:table-cell>
          <table:table-cell/>
        </table:table-row>
        <table:table-row table:style-name="ro3">
          <table:table-cell office:value-type="string" calcext:value-type="string">
            <text:p><text:a xlink:href="https://es.wikipedia.org/wiki/Andrea_Gritti" xlink:type="simple">Andrea Gritti</text:a> (<text:a xlink:href="https://es.wikipedia.org/wiki/1523" xlink:type="simple">1523</text:a>-<text:a xlink:href="https://es.wikipedia.org/wiki/1538" xlink:type="simple">1538</text:a>)</text:p>
          </table:table-cell>
          <table:table-cell office:value-type="string" calcext:value-type="string">
            <text:p>1523-1538: Benedetta Vendramin</text:p>
          </table:table-cell>
          <table:table-cell/>
        </table:table-row>
        <table:table-row table:style-name="ro3">
          <table:table-cell office:value-type="string" calcext:value-type="string">
            <text:p><text:a xlink:href="https://es.wikipedia.org/wiki/Pietro_Lando" xlink:type="simple">Pietro Lando</text:a> (<text:a xlink:href="https://es.wikipedia.org/wiki/1538" xlink:type="simple">1538</text:a>-<text:a xlink:href="https://es.wikipedia.org/wiki/1545" xlink:type="simple">1545</text:a>)</text:p>
          </table:table-cell>
          <table:table-cell office:value-type="string" calcext:value-type="string">
            <text:p>1538-1545: Maria Pasqualigo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iki/Francesco_Donato" xlink:type="simple">Francesco Donato</text:a> (<text:a xlink:href="https://es.wikipedia.org/wiki/1545" xlink:type="simple">1545</text:a>-<text:a xlink:href="https://es.wikipedia.org/wiki/1553" xlink:type="simple">1553</text:a>)</text:p>
          </table:table-cell>
          <table:table-cell office:value-type="string" calcext:value-type="string">
            <text:p>1545-1553: <text:a xlink:href="https://it.wikipedia.org/w/index.php?title=Alicia_Giustiniani&amp;action=edit&amp;redlink=1" xlink:type="simple">Alicia Giustiniani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iki/Marcantonio_Trivisan" xlink:type="simple">Marcantonio Trivisan</text:a> (<text:a xlink:href="https://es.wikipedia.org/wiki/1553" xlink:type="simple">1553</text:a>-<text:a xlink:href="https://es.wikipedia.org/wiki/1554" xlink:type="simple">1554</text:a>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a xlink:href="https://es.wikipedia.org/w/index.php?title=Francesco_Venier&amp;action=edit&amp;redlink=1" xlink:type="simple">Francesco Venier</text:a> (<text:a xlink:href="https://es.wikipedia.org/wiki/1554" xlink:type="simple">1554</text:a>-<text:a xlink:href="https://es.wikipedia.org/wiki/1556" xlink:type="simple">1556</text:a>)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<text:a xlink:href="https://es.wikipedia.org/w/index.php?title=Lorenzo_Priuli&amp;action=edit&amp;redlink=1" xlink:type="simple">Lorenzo Priuli</text:a> (<text:a xlink:href="https://es.wikipedia.org/wiki/1556" xlink:type="simple">1556</text:a>-<text:a xlink:href="https://es.wikipedia.org/wiki/1559" xlink:type="simple">1559</text:a>)</text:p>
          </table:table-cell>
          <table:table-cell office:value-type="string" calcext:value-type="string">
            <text:p>1556-1559: <text:a xlink:href="https://it.wikipedia.org/w/index.php?title=Zilia_Dandolo&amp;action=edit&amp;redlink=1" xlink:type="simple">Zilia Dandolo</text:a>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/index.php?title=Giorolamo_Priuli&amp;action=edit&amp;redlink=1" xlink:type="simple">Giorolamo Priuli</text:a> (<text:a xlink:href="https://es.wikipedia.org/wiki/1559" xlink:type="simple">1559</text:a>-<text:a xlink:href="https://es.wikipedia.org/wiki/1567" xlink:type="simple">1567</text:a>)</text:p>
          </table:table-cell>
          <table:table-cell office:value-type="string" calcext:value-type="string">
            <text:p>1559-1567: Elena Diedo</text:p>
          </table:table-cell>
          <table:table-cell/>
        </table:table-row>
        <table:table-row table:style-name="ro3">
          <table:table-cell office:value-type="string" calcext:value-type="string">
            <text:p><text:a xlink:href="https://es.wikipedia.org/w/index.php?title=Pietro_Loredan&amp;action=edit&amp;redlink=1" xlink:type="simple">Pietro Loredan</text:a> (<text:a xlink:href="https://es.wikipedia.org/wiki/1567" xlink:type="simple">1567</text:a>-<text:a xlink:href="https://es.wikipedia.org/wiki/1570" xlink:type="simple">1570</text:a>)</text:p>
          </table:table-cell>
          <table:table-cell office:value-type="string" calcext:value-type="string">
            <text:p>1567-1570: Maria Cappello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/index.php?title=Alvise_Mocenigo&amp;action=edit&amp;redlink=1" xlink:type="simple">Alvise Mocenigo</text:a> (<text:a xlink:href="https://es.wikipedia.org/wiki/1570" xlink:type="simple">1570</text:a>-<text:a xlink:href="https://es.wikipedia.org/wiki/1577" xlink:type="simple">1577</text:a>)</text:p>
          </table:table-cell>
          <table:table-cell office:value-type="string" calcext:value-type="string">
            <text:p>1570-1577: <text:a xlink:href="https://it.wikipedia.org/w/index.php?title=Loredana_Marcello&amp;action=edit&amp;redlink=1" xlink:type="simple">Loredana Marcello</text:a>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iki/Sebastiano_Venier" xlink:type="simple">Sebastiano Venier</text:a> (<text:a xlink:href="https://es.wikipedia.org/wiki/1577" xlink:type="simple">1577</text:a>-<text:a xlink:href="https://es.wikipedia.org/wiki/1578" xlink:type="simple">1578</text:a>)</text:p>
          </table:table-cell>
          <table:table-cell office:value-type="string" calcext:value-type="string">
            <text:p>1577-1578: <text:a xlink:href="https://it.wikipedia.org/w/index.php?title=Cecilia_Contarini&amp;action=edit&amp;redlink=1" xlink:type="simple">Cecilia Contarini</text:a></text:p>
          </table:table-cell>
          <table:table-cell/>
        </table:table-row>
        <table:table-row table:style-name="ro3">
          <table:table-cell office:value-type="string" calcext:value-type="string">
            <text:p><text:a xlink:href="https://es.wikipedia.org/w/index.php?title=Nicolò_da_Ponte&amp;action=edit&amp;redlink=1" xlink:type="simple">Nicolò da Ponte</text:a> (<text:a xlink:href="https://es.wikipedia.org/wiki/1578" xlink:type="simple">1578</text:a>-<text:a xlink:href="https://es.wikipedia.org/wiki/1585" xlink:type="simple">1585</text:a>)</text:p>
          </table:table-cell>
          <table:table-cell office:value-type="string" calcext:value-type="string">
            <text:p>1578-1585: Arcangela Canali</text:p>
          </table:table-cell>
          <table:table-cell/>
        </table:table-row>
        <table:table-row table:style-name="ro3">
          <table:table-cell office:value-type="string" calcext:value-type="string">
            <text:p><text:a xlink:href="https://es.wikipedia.org/w/index.php?title=Pasqual_Cicogna&amp;action=edit&amp;redlink=1" xlink:type="simple">Pasqual Cicogna</text:a> (<text:a xlink:href="https://es.wikipedia.org/wiki/1585" xlink:type="simple">1585</text:a>-<text:a xlink:href="https://es.wikipedia.org/wiki/1595" xlink:type="simple">1595</text:a>)</text:p>
          </table:table-cell>
          <table:table-cell office:value-type="string" calcext:value-type="string">
            <text:p>1585-1595: Laura Morosini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/index.php?title=Marino_Grimani&amp;action=edit&amp;redlink=1" xlink:type="simple">Marino Grimani</text:a> (<text:a xlink:href="https://es.wikipedia.org/wiki/1595" xlink:type="simple">1595</text:a>-<text:a xlink:href="https://es.wikipedia.org/wiki/1605" xlink:type="simple">1605</text:a>)</text:p>
          </table:table-cell>
          <table:table-cell office:value-type="string" calcext:value-type="string">
            <text:p>1595-1606: <text:a xlink:href="https://it.wikipedia.org/wiki/Morosina_Morosini" xlink:type="simple">Morosina Morosini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iki/Leonardo_Donato" xlink:type="simple">Leonardo Donato</text:a> (<text:a xlink:href="https://es.wikipedia.org/wiki/1606" xlink:type="simple">1606</text:a>-<text:a xlink:href="https://es.wikipedia.org/wiki/1612" xlink:type="simple">1612</text:a>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a xlink:href="https://es.wikipedia.org/wiki/Marcantonio_Memmo" xlink:type="simple">Marcantonio Memmo</text:a> (<text:a xlink:href="https://es.wikipedia.org/wiki/1612" xlink:type="simple">1612</text:a>-<text:a xlink:href="https://es.wikipedia.org/wiki/1615" xlink:type="simple">1615</text:a>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a xlink:href="https://es.wikipedia.org/wiki/Giovanni_Bembo" xlink:type="simple">Giovanni Bembo</text:a> (<text:a xlink:href="https://es.wikipedia.org/wiki/1615" xlink:type="simple">1615</text:a>-<text:a xlink:href="https://es.wikipedia.org/wiki/1618" xlink:type="simple">1618</text:a>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a xlink:href="https://es.wikipedia.org/w/index.php?title=Nicolò_Donato&amp;action=edit&amp;redlink=1" xlink:type="simple">Nicolò Donato</text:a> (<text:a xlink:href="https://es.wikipedia.org/wiki/1618" xlink:type="simple">1618</text:a>-<text:a xlink:href="https://es.wikipedia.org/wiki/1618" xlink:type="simple">1618</text:a>)</text:p>
          </table:table-cell>
          <table:table-cell table:style-name="Default"/>
          <table:table-cell/>
        </table:table-row>
        <table:table-row table:style-name="ro3">
          <table:table-cell office:value-type="string" calcext:value-type="string">
            <text:p><text:a xlink:href="https://es.wikipedia.org/w/index.php?title=Antonio_Priuli&amp;action=edit&amp;redlink=1" xlink:type="simple">Antonio Priuli</text:a> (<text:a xlink:href="https://es.wikipedia.org/wiki/1618" xlink:type="simple">1618</text:a>-<text:a xlink:href="https://es.wikipedia.org/wiki/1623" xlink:type="simple">1623</text:a>)</text:p>
          </table:table-cell>
          <table:table-cell office:value-type="string" calcext:value-type="string">
            <text:p>1618-1623: Elena Barbarigo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/index.php?title=Francesco_Contarini&amp;action=edit&amp;redlink=1" xlink:type="simple">Francesco Contarini</text:a> (<text:a xlink:href="https://es.wikipedia.org/wiki/1623" xlink:type="simple">1623</text:a>-<text:a xlink:href="https://es.wikipedia.org/wiki/1624" xlink:type="simple">1624</text:a>)</text:p>
          </table:table-cell>
          <table:table-cell table:style-name="Default"/>
          <table:table-cell/>
        </table:table-row>
        <table:table-row table:style-name="ro3">
          <table:table-cell office:value-type="string" calcext:value-type="string">
            <text:p><text:a xlink:href="https://es.wikipedia.org/w/index.php?title=Giovanni_I_Corner&amp;action=edit&amp;redlink=1" xlink:type="simple">Giovanni I Corner</text:a> (<text:a xlink:href="https://es.wikipedia.org/wiki/1624" xlink:type="simple">1624</text:a>-<text:a xlink:href="https://es.wikipedia.org/wiki/1630" xlink:type="simple">1630</text:a>)</text:p>
          </table:table-cell>
          <table:table-cell office:value-type="string" calcext:value-type="string">
            <text:p>1625-1629: Chiara Delfino (o Dolfin)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/index.php?title=Nicolò_Contarini&amp;action=edit&amp;redlink=1" xlink:type="simple">Nicolò Contarini</text:a> (<text:a xlink:href="https://es.wikipedia.org/wiki/1630" xlink:type="simple">1630</text:a>-<text:a xlink:href="https://es.wikipedia.org/wiki/1631" xlink:type="simple">1631</text:a>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a xlink:href="https://es.wikipedia.org/w/index.php?title=Francesco_Erizzo&amp;action=edit&amp;redlink=1" xlink:type="simple">Francesco Erizzo</text:a> (<text:a xlink:href="https://es.wikipedia.org/wiki/1631" xlink:type="simple">1631</text:a>-<text:a xlink:href="https://es.wikipedia.org/wiki/1646" xlink:type="simple">1646</text:a>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a xlink:href="https://es.wikipedia.org/w/index.php?title=Francesco_Molin&amp;action=edit&amp;redlink=1" xlink:type="simple">Francesco Molin</text:a> (<text:a xlink:href="https://es.wikipedia.org/wiki/1646" xlink:type="simple">1646</text:a>-<text:a xlink:href="https://es.wikipedia.org/wiki/1655" xlink:type="simple">1655</text:a>)</text:p>
          </table:table-cell>
          <table:table-cell table:style-name="Default"/>
          <table:table-cell/>
        </table:table-row>
        <table:table-row table:style-name="ro3">
          <table:table-cell office:value-type="string" calcext:value-type="string">
            <text:p><text:a xlink:href="https://es.wikipedia.org/wiki/Carlo_Contarini" xlink:type="simple">Carlo Contarini</text:a> (<text:a xlink:href="https://es.wikipedia.org/wiki/1655" xlink:type="simple">1655</text:a>-<text:a xlink:href="https://es.wikipedia.org/wiki/1656" xlink:type="simple">1656</text:a>)</text:p>
          </table:table-cell>
          <table:table-cell office:value-type="string" calcext:value-type="string">
            <text:p>1655-1656: <text:a xlink:href="https://it.wikipedia.org/w/index.php?title=Paolina_Loredano&amp;action=edit&amp;redlink=1" xlink:type="simple">Paolina Loredano</text:a> (o Loredan)</text:p>
          </table:table-cell>
          <table:table-cell/>
        </table:table-row>
        <table:table-row table:style-name="ro3">
          <table:table-cell office:value-type="string" calcext:value-type="string">
            <text:p><text:a xlink:href="https://es.wikipedia.org/w/index.php?title=Francesco_Corner&amp;action=edit&amp;redlink=1" xlink:type="simple">Francesco Corner</text:a> (<text:a xlink:href="https://es.wikipedia.org/wiki/1656" xlink:type="simple">1656</text:a>-<text:a xlink:href="https://es.wikipedia.org/wiki/1656" xlink:type="simple">1656</text:a>)</text:p>
          </table:table-cell>
          <table:table-cell office:value-type="string" calcext:value-type="string">
            <text:p>1656-1656: Andreana Priuli</text:p>
          </table:table-cell>
          <table:table-cell/>
        </table:table-row>
        <table:table-row table:style-name="ro4">
          <table:table-cell office:value-type="string" calcext:value-type="string">
            <text:p><text:a xlink:href="https://es.wikipedia.org/w/index.php?title=Bertuccio_Valier&amp;action=edit&amp;redlink=1" xlink:type="simple">Bertuccio Valier</text:a> (<text:a xlink:href="https://es.wikipedia.org/wiki/1656" xlink:type="simple">1656</text:a>-<text:a xlink:href="https://es.wikipedia.org/wiki/1658" xlink:type="simple">1658</text:a>)</text:p>
          </table:table-cell>
          <table:table-cell office:value-type="string" calcext:value-type="string">
            <text:p>1656-1658: Elisabetta Pisano (o Pisani)</text:p>
          </table:table-cell>
          <table:table-cell/>
        </table:table-row>
        <table:table-row table:style-name="ro3">
          <table:table-cell office:value-type="string" calcext:value-type="string">
            <text:p><text:a xlink:href="https://es.wikipedia.org/w/index.php?title=Giovanni_Pesaro&amp;action=edit&amp;redlink=1" xlink:type="simple">Giovanni Pesaro</text:a> (<text:a xlink:href="https://es.wikipedia.org/wiki/1658" xlink:type="simple">1658</text:a>-<text:a xlink:href="https://es.wikipedia.org/wiki/1659" xlink:type="simple">1659</text:a>)</text:p>
          </table:table-cell>
          <table:table-cell office:value-type="string" calcext:value-type="string">
            <text:p>1658-1659: Lucia Barbarigo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/index.php?title=Domenico_Contarini&amp;action=edit&amp;redlink=1" xlink:type="simple">Domenico Contarini</text:a> (<text:a xlink:href="https://es.wikipedia.org/wiki/1659" xlink:type="simple">1659</text:a>-<text:a xlink:href="https://es.wikipedia.org/wiki/1674" xlink:type="simple">1674</text:a>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a xlink:href="https://es.wikipedia.org/w/index.php?title=Nicolò_Sagredo&amp;action=edit&amp;redlink=1" xlink:type="simple">Nicolò Sagredo</text:a> (<text:a xlink:href="https://es.wikipedia.org/wiki/1674" xlink:type="simple">1674</text:a>-<text:a xlink:href="https://es.wikipedia.org/wiki/1676" xlink:type="simple">1676</text:a>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a xlink:href="https://es.wikipedia.org/w/index.php?title=Luigi_Contarini&amp;action=edit&amp;redlink=1" xlink:type="simple">Luigi Contarini</text:a> (<text:a xlink:href="https://es.wikipedia.org/wiki/1676" xlink:type="simple">1676</text:a>-<text:a xlink:href="https://es.wikipedia.org/wiki/1683" xlink:type="simple">1683</text:a>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a xlink:href="https://es.wikipedia.org/w/index.php?title=Marcantonio_Giustinian&amp;action=edit&amp;redlink=1" xlink:type="simple">Marcantonio Giustinian</text:a> (<text:a xlink:href="https://es.wikipedia.org/wiki/1683" xlink:type="simple">1683</text:a>-<text:a xlink:href="https://es.wikipedia.org/wiki/1688" xlink:type="simple">1688</text:a>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a xlink:href="https://es.wikipedia.org/wiki/Francesco_Morosini" xlink:type="simple">Francesco Morosini</text:a> (<text:a xlink:href="https://es.wikipedia.org/wiki/1688" xlink:type="simple">1688</text:a>-<text:a xlink:href="https://es.wikipedia.org/wiki/1694" xlink:type="simple">1694</text:a>)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<text:a xlink:href="https://es.wikipedia.org/w/index.php?title=Silvestro_Valier&amp;action=edit&amp;redlink=1" xlink:type="simple">Silvestro Valier</text:a> (<text:a xlink:href="https://es.wikipedia.org/wiki/1694" xlink:type="simple">1694</text:a>-<text:a xlink:href="https://es.wikipedia.org/wiki/1700" xlink:type="simple">1700</text:a>)</text:p>
          </table:table-cell>
          <table:table-cell office:value-type="string" calcext:value-type="string">
            <text:p>1694-1700: <text:a xlink:href="https://it.wikipedia.org/wiki/Elisabetta_Querini" xlink:type="simple">Elisabetta Querini</text:a>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/index.php?title=Alvise_Mocenigo&amp;action=edit&amp;redlink=1" xlink:type="simple">Alvise Mocenigo</text:a> (<text:a xlink:href="https://es.wikipedia.org/wiki/1700" xlink:type="simple">1700</text:a>-<text:a xlink:href="https://es.wikipedia.org/wiki/1709" xlink:type="simple">1709</text:a>)</text:p>
          </table:table-cell>
          <table:table-cell table:style-name="Default"/>
          <table:table-cell/>
        </table:table-row>
        <table:table-row table:style-name="ro3">
          <table:table-cell office:value-type="string" calcext:value-type="string">
            <text:p><text:a xlink:href="https://es.wikipedia.org/w/index.php?title=Giovanni_II_Corner&amp;action=edit&amp;redlink=1" xlink:type="simple">Giovanni II Corner</text:a> (<text:a xlink:href="https://es.wikipedia.org/wiki/1709" xlink:type="simple">1709</text:a>-<text:a xlink:href="https://es.wikipedia.org/wiki/1722" xlink:type="simple">1722</text:a>)</text:p>
          </table:table-cell>
          <table:table-cell office:value-type="string" calcext:value-type="string">
            <text:p>1709-1722: <text:a xlink:href="https://it.wikipedia.org/w/index.php?title=Laura_Cornaro&amp;action=edit&amp;redlink=1" xlink:type="simple">Laura Cornaro</text:a> (o Corner)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/index.php?title=Sebastiano_Mocenigo&amp;action=edit&amp;redlink=1" xlink:type="simple">Sebastiano Mocenigo</text:a> (<text:a xlink:href="https://es.wikipedia.org/wiki/1722" xlink:type="simple">1722</text:a>-<text:a xlink:href="https://es.wikipedia.org/wiki/1732" xlink:type="simple">1732</text:a>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a xlink:href="https://es.wikipedia.org/w/index.php?title=Carlo_Ruzzini&amp;action=edit&amp;redlink=1" xlink:type="simple">Carlo Ruzzini</text:a> (<text:a xlink:href="https://es.wikipedia.org/wiki/1732" xlink:type="simple">1732</text:a>-<text:a xlink:href="https://es.wikipedia.org/wiki/1735" xlink:type="simple">1735</text:a>)</text:p>
          </table:table-cell>
          <table:table-cell table:style-name="Default"/>
          <table:table-cell/>
        </table:table-row>
        <table:table-row table:style-name="ro3">
          <table:table-cell office:value-type="string" calcext:value-type="string">
            <text:p><text:a xlink:href="https://es.wikipedia.org/wiki/Alvise_Pisani" xlink:type="simple">Alvise Pisani</text:a> (<text:a xlink:href="https://es.wikipedia.org/wiki/1735" xlink:type="simple">1735</text:a>-<text:a xlink:href="https://es.wikipedia.org/wiki/1741" xlink:type="simple">1741</text:a>)</text:p>
          </table:table-cell>
          <table:table-cell office:value-type="string" calcext:value-type="string">
            <text:p>1735-1741: Elena Badoero (o Badoer)</text:p>
          </table:table-cell>
          <table:table-cell/>
        </table:table-row>
        <table:table-row table:style-name="ro1">
          <table:table-cell office:value-type="string" calcext:value-type="string">
            <text:p><text:a xlink:href="https://es.wikipedia.org/wiki/Pietro_Grimani" xlink:type="simple">Pietro Grimani</text:a> (<text:a xlink:href="https://es.wikipedia.org/wiki/1741" xlink:type="simple">1741</text:a>-<text:a xlink:href="https://es.wikipedia.org/wiki/1752" xlink:type="simple">1752</text:a>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a xlink:href="https://es.wikipedia.org/wiki/Francesco_Loredan" xlink:type="simple">Francesco Loredan</text:a> (<text:a xlink:href="https://es.wikipedia.org/wiki/1752" xlink:type="simple">1752</text:a>-<text:a xlink:href="https://es.wikipedia.org/wiki/1762" xlink:type="simple">1762</text:a>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a xlink:href="https://es.wikipedia.org/wiki/Marco_Foscarini" xlink:type="simple">Marco Foscarini</text:a> (<text:a xlink:href="https://es.wikipedia.org/wiki/1762" xlink:type="simple">1762</text:a>-<text:a xlink:href="https://es.wikipedia.org/wiki/1763" xlink:type="simple">1763</text:a>)</text:p>
          </table:table-cell>
          <table:table-cell table:style-name="Default"/>
          <table:table-cell/>
        </table:table-row>
        <table:table-row table:style-name="ro3">
          <table:table-cell office:value-type="string" calcext:value-type="string">
            <text:p><text:a xlink:href="https://es.wikipedia.org/wiki/Alvise_Giovanni_Mocenigo" xlink:type="simple">Alvise Giovanni Mocenigo</text:a> (<text:a xlink:href="https://es.wikipedia.org/wiki/1763" xlink:type="simple">1763</text:a>-<text:a xlink:href="https://es.wikipedia.org/wiki/1779" xlink:type="simple">1779</text:a>)</text:p>
          </table:table-cell>
          <table:table-cell office:value-type="string" calcext:value-type="string">
            <text:p>1763-1769: <text:a xlink:href="https://it.wikipedia.org/w/index.php?title=Pisana_Cornaro&amp;action=edit&amp;redlink=1" xlink:type="simple">Pisana Cornaro</text:a> (o Corner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<text:a xlink:href="https://es.wikipedia.org/wiki/Alvise_Giovanni_Mocenigo" xlink:type="simple">Alvise Giovanni Mocenigo</text:a></text:span><text:span text:style-name="T1"> (</text:span><text:span text:style-name="T1"><text:a xlink:href="https://es.wikipedia.org/wiki/1763" xlink:type="simple">1763</text:a></text:span><text:span text:style-name="T1">-</text:span><text:span text:style-name="T1"><text:a xlink:href="https://es.wikipedia.org/wiki/1779" xlink:type="simple">1779</text:a></text:span><text:span text:style-name="T1">)</text:span></text:p>
          </table:table-cell>
          <table:table-cell office:value-type="string" calcext:value-type="string">
            <text:p>1771-1779: <text:a xlink:href="https://it.wikipedia.org/w/index.php?title=Polissena_Contarini_Da_Mula&amp;action=edit&amp;redlink=1" xlink:type="simple">Polissena Contarini Da Mula</text:a></text:p>
          </table:table-cell>
          <table:table-cell/>
        </table:table-row>
        <table:table-row table:style-name="ro4">
          <table:table-cell office:value-type="string" calcext:value-type="string">
            <text:p><text:a xlink:href="https://es.wikipedia.org/wiki/Paolo_Renier" xlink:type="simple">Paolo Renier</text:a> (<text:a xlink:href="https://es.wikipedia.org/wiki/1779" xlink:type="simple">1779</text:a>-<text:a xlink:href="https://es.wikipedia.org/wiki/1789" xlink:type="simple">1789</text:a>)</text:p>
          </table:table-cell>
          <table:table-cell office:value-type="string" calcext:value-type="string">
            <text:p>1779-1789: <text:a xlink:href="https://it.wikipedia.org/wiki/Margherita_Dalmet" xlink:type="simple">Margherita Dalmet</text:a> - non riconosciuta</text:p>
          </table:table-cell>
          <table:table-cell/>
        </table:table-row>
        <table:table-row table:style-name="ro2">
          <table:table-cell office:value-type="string" calcext:value-type="string">
            <text:p><text:a xlink:href="https://es.wikipedia.org/wiki/Ludovico_Manin" xlink:type="simple">Ludovico Manin</text:a> (<text:a xlink:href="https://es.wikipedia.org/wiki/1789" xlink:type="simple">1789</text:a>-<text:a xlink:href="https://es.wikipedia.org/wiki/1797" xlink:type="simple">1797</text:a>) - forzado a abdicar por <text:a xlink:href="https://es.wikipedia.org/wiki/Napoleón_Bonaparte" xlink:type="simple">Napoleón Bonaparte</text:a></text:p>
          </table:table-cell>
          <table:table-cell office:value-type="string" calcext:value-type="string">
            <text:p>1789-1792: <text:a xlink:href="https://it.wikipedia.org/w/index.php?title=Elisabetta_Grimani&amp;action=edit&amp;redlink=1" xlink:type="simple">Elisabetta Grimani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8">00/00/0000</text:date>, <text:time style:data-style-name="N2" text:time-value="13:35:54.0049708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3T12:47:04.488988756</meta:creation-date>
    <dc:date>2022-08-18T13:39:44.360353685</dc:date>
    <meta:editing-duration>PT8M8S</meta:editing-duration>
    <meta:editing-cycles>2</meta:editing-cycles>
    <meta:generator>LibreOffice/6.4.7.2$Linux_X86_64 LibreOffice_project/40$Build-2</meta:generator>
    <meta:document-statistic meta:table-count="1" meta:cell-count="202" meta:object-count="0"/>
  </office:meta>
</office:document-meta>
</file>